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2" style:family="paragraph" style:parent-style-name="Frame_20_contents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000000" loext:opacity="100%"/>
    </style:style>
    <style:style style:name="P4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complex="Times New Roman1" style:font-size-complex="12pt"/>
    </style:style>
    <style:style style:name="P6" style:family="paragraph" style:parent-style-name="Frame_20_contents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0pt" fo:font-weight="bold" style:font-size-asian="10pt" style:font-weight-asian="bold" style:font-name-complex="Times New Roman1" style:font-size-complex="12pt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00%" fo:text-align="justify" style:justify-single-word="false"/>
      <style:text-properties fo:color="#000000" loext:opacity="100%"/>
    </style:style>
    <style:style style:name="P8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000000" loext:opacity="100%" style:font-name="Times New Roman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style:font-name-complex="Times New Roman1" style:font-size-complex="12pt"/>
    </style: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.127cm" fo:margin-bottom="0.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</style:style>
    <style:style style:name="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35cm" svg:stroke-color="#000000" draw:stroke-linejoin="miter" svg:stroke-linecap="butt" draw:fill="solid" draw:fill-color="#ffffff" loext:fill-theme-color="lt1" draw:textarea-vertical-align="middle" draw:auto-grow-height="false" fo:min-height="1.362cm" fo:min-width="5.553cm" fo:padding-top="0.127cm" fo:padding-bottom="0.127cm" fo:padding-left="0.254cm" fo:padding-right="0.254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000000" draw:stroke-linejoin="miter" svg:stroke-linecap="butt" draw:fill="solid" draw:fill-color="#ffffff" loext:fill-theme-color="lt1" draw:textarea-vertical-align="middle" draw:auto-grow-height="false" fo:min-height="0.753cm" fo:min-width="5.553cm" fo:padding-top="0.127cm" fo:padding-bottom="0.127cm" fo:padding-left="0.254cm" fo:padding-right="0.254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10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1.342cm" fo:min-width="4.574cm" fo:padding-top="0.127cm" fo:padding-bottom="0.127cm" fo:padding-left="0.254cm" fo:padding-right="0.254cm" fo:wrap-option="wrap" fo:margin-left="0cm" fo:margin-right="0.053cm" fo:margin-top="0cm" fo:margin-bottom="0.04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1.342cm" fo:min-width="5.292cm" fo:padding-top="0.127cm" fo:padding-bottom="0.127cm" fo:padding-left="0.254cm" fo:padding-right="0.254cm" fo:wrap-option="wrap" fo:margin-left="0cm" fo:margin-right="0.076cm" fo:margin-top="0cm" fo:margin-bottom="0.04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1.891cm" fo:min-width="4.692cm" fo:padding-top="0.127cm" fo:padding-bottom="0.127cm" fo:padding-left="0.254cm" fo:padding-right="0.254cm" fo:wrap-option="wrap" fo:margin-left="0cm" fo:margin-right="0.041cm" fo:margin-top="0cm" fo:margin-bottom="0.07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8.453cm" fo:min-width="7.855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1.388cm" fo:min-width="3.902cm" fo:padding-top="0.127cm" fo:padding-bottom="0.127cm" fo:padding-left="0.254cm" fo:padding-right="0.254cm" fo:wrap-option="wrap" fo:margin-left="0cm" fo:margin-right="0.037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0.859cm" fo:min-width="8.858cm" fo:padding-top="0.127cm" fo:padding-bottom="0.127cm" fo:padding-left="0.254cm" fo:padding-right="0.254cm" fo:wrap-option="wrap" fo:margin-left="0cm" fo:margin-right="0.05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char" draw:z-index="0" draw:name="Надпись 1" draw:style-name="gr14" draw:text-style-name="P13" svg:width="9.365cm" svg:height="1.112cm" svg:x="9.181cm" svg:y="0.397cm"><text:p text:style-name="P3"><text:span text:style-name="T3">Служба ветеринарии Республики Тыва</text:span></text:p><text:p text:style-name="P4"/><text:p text:style-name="P4"/><text:p text:style-name="P4"/><text:p text:style-name="P1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draw:custom-shape text:anchor-type="char" style:rel-width="40%" style:rel-height="20%" draw:z-index="22" draw:name="Надпись 2" draw:style-name="gr1" draw:text-style-name="P11" svg:width="10.863cm" svg:height="2.163cm" svg:x="14.206cm" svg:y="14.531cm"><text:p text:style-name="Frame_20_contents">Общая штатная численность Службы ветеринарии Республики Тыва с 5 подведомственными учреждениями ветеринарии составляет 335 ед. 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7" draw:name="Прямая соединительная линия 6" draw:style-name="gr9" draw:text-style-name="P12" svg:x1="13.52cm" svg:y1="1.207cm" svg:x2="13.521cm" svg:y2="1.894cm"><text:p/></draw:line><draw:custom-shape text:anchor-type="char" draw:z-index="13" draw:name="Прямоугольник 4" draw:style-name="gr4" draw:text-style-name="P13" svg:width="6.06cm" svg:height="1.615cm" svg:x="10.663cm" svg:y="1.894cm"><text:p text:style-name="P1"><text:span text:style-name="T1">Руководитель Службы ветеринарии Республики Тыва – 1 ед.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Надпись 23" draw:style-name="gr12" draw:text-style-name="P13" svg:width="8.362cm" svg:height="8.706cm" svg:x="-0.132cm" svg:y="8.684cm"><text:list text:style-name="WWNum1"><text:list-item><text:p text:style-name="P7"><text:span text:style-name="T5">Бай-Тайгинский филиал - <text:s/>15 ед.</text:span></text:p></text:list-item><text:list-item><text:p text:style-name="P7"><text:span text:style-name="T5">Барун-Хемчикский <text:s/>филиал – 18 ед.</text:span></text:p></text:list-item><text:list-item><text:p text:style-name="P7"><text:span text:style-name="T5">Дзун-Хемчикский <text:s/>филиал – 17 ед.</text:span></text:p></text:list-item><text:list-item><text:p text:style-name="P7"><text:span text:style-name="T5">Каа-Хемский филиал – 13 ед.</text:span></text:p></text:list-item><text:list-item><text:p text:style-name="P7"><text:span text:style-name="T5">Кызылский филиал – 19 ед.</text:span></text:p></text:list-item><text:list-item><text:p text:style-name="P7"><text:span text:style-name="T5">Монгун-Тайгинский филиал – 14 ед.</text:span></text:p></text:list-item><text:list-item><text:p text:style-name="P7"><text:span text:style-name="T5">Овурский филиал <text:s/>- 15 ед.</text:span></text:p></text:list-item><text:list-item><text:p text:style-name="P7"><text:span text:style-name="T5">Пий-Хемский филиал – 11 ед.</text:span></text:p></text:list-item><text:list-item><text:p text:style-name="P7"><text:span text:style-name="T5">Сут-Хольский филиал – 17 ед.</text:span></text:p></text:list-item><text:list-item><text:p text:style-name="P7"><text:span text:style-name="T5">Тандинский филиал – 12 ед.</text:span></text:p></text:list-item><text:list-item><text:p text:style-name="P7"><text:span text:style-name="T5">Тес-Хемский филиал – 18 ед.</text:span></text:p></text:list-item><text:list-item><text:p text:style-name="P7"><text:span text:style-name="T5">Тере-Хольский филиал – 7 ед.</text:span></text:p></text:list-item><text:list-item><text:p text:style-name="P7"><text:span text:style-name="T5">Тоджинский филиал – 8 ед.</text:span></text:p></text:list-item><text:list-item><text:p text:style-name="P7"><text:span text:style-name="T5">Улуг-Хемский филиал – 17 ед.</text:span></text:p></text:list-item><text:list-item><text:p text:style-name="P7"><text:span text:style-name="T5">Чаа-Хольский филиал – 11 ед.</text:span></text:p></text:list-item><text:list-item><text:p text:style-name="P7"><text:span text:style-name="T5">Чеди-Хольский филиал – 12 ед.</text:span></text:p></text:list-item><text:list-item><text:p text:style-name="P7"><text:span text:style-name="T5">Эрзинский филиал – 15 ед.</text:span></text:p></text:list-item></text:list><text:p text:style-name="P8"/><text:p text:style-name="P8"/><text:p text:style-name="P5"/><text:p text:style-name="P5"/><text:p text:style-name="P3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0" draw:name="Прямая соединительная линия 36" draw:style-name="gr6" draw:text-style-name="P12" svg:x1="2.325cm" svg:y1="8.022cm" svg:x2="2.326cm" svg:y2="8.662cm"><text:p/></draw:line><draw:custom-shape text:anchor-type="char" draw:z-index="1" draw:name="Надпись 16" draw:style-name="gr13" draw:text-style-name="P13" svg:width="4.409cm" svg:height="1.641cm" svg:x="0.026cm" svg:y="6.392cm"><text:p text:style-name="P2"><text:span text:style-name="T2">ГБУ «Республиканский </text:span></text:p><text:p text:style-name="P2"><text:span text:style-name="T2">центр ветеринарии» </text:span></text:p><text:p text:style-name="P2"><text:span text:style-name="T2">- 32 ед.</text:span></text:p><text:p text:style-name="P6"/><text:p text:style-name="P6"/><text:p text:style-name="P6"/><text:p text:style-name="P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Надпись 19" draw:style-name="gr10" draw:text-style-name="P13" svg:width="5.799cm" svg:height="1.595cm" svg:x="4.763cm" svg:y="6.669cm"><text:p text:style-name="P1"><text:span text:style-name="T2">ГБУ «Чаданская межкожуунная ветеринарная лаборатория» - 8 ед.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Надпись 33" draw:style-name="gr7" draw:text-style-name="P13" svg:width="5.081cm" svg:height="1.595cm" svg:x="21.59cm" svg:y="6.669cm"><text:p text:style-name="P2"><text:span text:style-name="T1">ГБУ «Управление ветеринарии г. Кызыл» <text:s/></text:span></text:p><text:p text:style-name="P2"><text:span text:style-name="T1">- 14 ед.</text:span></text:p><text:p text:style-name="P2"><text:span text:style-name="T1"><text:s/>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Надпись 18" draw:style-name="gr11" draw:text-style-name="P13" svg:width="5.199cm" svg:height="2.144cm" svg:x="16.007cm" svg:y="6.405cm"><text:p text:style-name="P1"><text:span text:style-name="T1">ГБУ «Кызыл-Мажалыкская межкожуунная ветеринарная лаборатория» - <text:s/>9 ед.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Надпись 17" draw:style-name="gr7" draw:text-style-name="P13" svg:width="5.081cm" svg:height="1.595cm" svg:x="10.636cm" svg:y="6.669cm"><text:p text:style-name="P2"><text:span text:style-name="T1">ГБУ «Тувинская </text:span></text:p><text:p text:style-name="P2"><text:span text:style-name="T1">ветеринарная лаборатория» - 30 ед.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1" draw:name="Прямая соединительная линия 14" draw:style-name="gr2" draw:text-style-name="P12" svg:x1="23.706cm" svg:y1="5.637cm" svg:x2="23.709cm" svg:y2="6.67cm"><text:p/></draw:line><draw:line text:anchor-type="char" draw:z-index="20" draw:name="Прямая соединительная линия 13" draw:style-name="gr2" draw:text-style-name="P12" svg:x1="18.389cm" svg:y1="5.634cm" svg:x2="18.39cm" svg:y2="6.401cm"><text:p/></draw:line><draw:line text:anchor-type="char" draw:z-index="19" draw:name="Прямая соединительная линия 12" draw:style-name="gr2" draw:text-style-name="P12" svg:x1="13.281cm" svg:y1="5.637cm" svg:x2="13.284cm" svg:y2="6.67cm"><text:p/></draw:line><draw:line text:anchor-type="char" draw:z-index="18" draw:name="Прямая соединительная линия 11" draw:style-name="gr2" draw:text-style-name="P12" svg:x1="7.249cm" svg:y1="5.637cm" svg:x2="7.252cm" svg:y2="6.67cm"><text:p/></draw:line><draw:line text:anchor-type="char" draw:z-index="4" draw:name="Прямая соединительная линия 24" draw:style-name="gr2" draw:text-style-name="P12" svg:x1="2.355cm" svg:y1="5.637cm" svg:x2="2.356cm" svg:y2="6.404cm"><text:p/></draw:line><draw:line text:anchor-type="char" draw:z-index="17" draw:name="Прямая соединительная линия 10" draw:style-name="gr3" draw:text-style-name="P12" svg:x1="15.901cm" svg:y1="3.521cm" svg:x2="15.902cm" svg:y2="4.076cm"><text:p/></draw:line><draw:line text:anchor-type="char" draw:z-index="16" draw:name="Прямая соединительная линия 9" draw:style-name="gr3" draw:text-style-name="P12" svg:x1="12.01cm" svg:y1="3.521cm" svg:x2="12.011cm" svg:y2="4.076cm"><text:p/></draw:line><draw:line text:anchor-type="char" draw:z-index="15" draw:name="Прямая соединительная линия 8" draw:style-name="gr3" draw:text-style-name="P12" svg:x1="16.986cm" svg:y1="5.082cm" svg:x2="16.987cm" svg:y2="5.637cm"><text:p/></draw:line><draw:line text:anchor-type="char" draw:z-index="14" draw:name="Прямая соединительная линия 7" draw:style-name="gr3" draw:text-style-name="P12" svg:x1="10.028cm" svg:y1="5.082cm" svg:x2="10.029cm" svg:y2="5.637cm"><text:p/></draw:line><draw:custom-shape text:anchor-type="char" draw:z-index="12" draw:name="Прямоугольник 3" draw:style-name="gr5" draw:text-style-name="P13" svg:width="6.06cm" svg:height="1.006cm" svg:x="14.526cm" svg:y="4.073cm"><text:p text:style-name="P1"><text:span text:style-name="T1">Консультант – 1 ед.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Прямоугольник 2" draw:style-name="gr5" draw:text-style-name="P13" svg:width="6.06cm" svg:height="1.006cm" svg:x="7.243cm" svg:y="4.076cm"><text:p text:style-name="P1"><text:span text:style-name="T1">Консультант – 1 ед.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8" draw:name="Прямая соединительная линия 27" draw:style-name="gr8" draw:text-style-name="P12" svg:x1="2.355cm" svg:y1="5.637cm" svg:x2="23.706cm" svg:y2="5.638cm"><text:p/></draw:line><text:span text:style-name="T4"><text:s/></text:span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yan</meta:initial-creator>
    <meta:editing-cycles>23</meta:editing-cycles>
    <meta:print-date>2022-09-20T05:30:00</meta:print-date>
    <meta:creation-date>2021-11-15T09:28:00</meta:creation-date>
    <dc:date>2023-04-20T10:36:38.294713579</dc:date>
    <meta:editing-duration>PT2H44M58S</meta:editing-duration>
    <meta:generator>LibreOffice/7.4.2.3$Linux_X86_64 LibreOffice_project/40$Build-3</meta:generator>
    <meta:document-statistic meta:table-count="0" meta:image-count="0" meta:object-count="0" meta:page-count="1" meta:paragraph-count="33" meta:word-count="157" meta:character-count="1050" meta:non-whitespace-character-count="910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